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fo:font-size="16pt" style:font-size-asian="16pt" style:font-size-complex="16pt"/>
    </style:style>
    <style:style style:name="P2" style:family="paragraph" style:parent-style-name="Text_20_body">
      <style:text-properties fo:font-size="16pt" officeooo:rsid="001cff89" officeooo:paragraph-rsid="001cff89" style:font-size-asian="16pt" style:font-size-complex="16pt"/>
    </style:style>
    <style:style style:name="P3" style:family="paragraph" style:parent-style-name="Text_20_body">
      <style:text-properties fo:font-size="16pt" officeooo:rsid="001e23e3" officeooo:paragraph-rsid="001e23e3" style:font-size-asian="16pt" style:font-size-complex="16pt"/>
    </style:style>
    <style:style style:name="P4" style:family="paragraph" style:parent-style-name="Text_20_body">
      <style:text-properties fo:font-size="16pt" officeooo:rsid="001ebbe8" officeooo:paragraph-rsid="001ebbe8" style:font-size-asian="16pt" style:font-size-complex="16pt"/>
    </style:style>
    <style:style style:name="P5" style:family="paragraph" style:parent-style-name="Text_20_body">
      <style:text-properties fo:font-size="18pt" officeooo:rsid="001cff89" officeooo:paragraph-rsid="001cff89" style:font-size-asian="18pt" style:font-size-complex="18pt"/>
    </style:style>
    <style:style style:name="P6" style:family="paragraph" style:parent-style-name="Text_20_body">
      <style:text-properties fo:font-size="16pt" officeooo:rsid="001cff89" officeooo:paragraph-rsid="001cff89" style:font-size-asian="16pt" style:font-size-complex="16pt"/>
    </style:style>
    <style:style style:name="P7" style:family="paragraph" style:parent-style-name="Text_20_body">
      <style:text-properties fo:font-size="16pt" officeooo:rsid="001e23e3" officeooo:paragraph-rsid="001e23e3" style:font-size-asian="16pt" style:font-size-complex="16pt"/>
    </style:style>
    <style:style style:name="P8" style:family="paragraph" style:parent-style-name="Text_20_body">
      <style:text-properties fo:font-size="18pt" fo:font-weight="bold" officeooo:rsid="001e23e3" officeooo:paragraph-rsid="001e23e3" style:font-size-asian="18pt" style:font-weight-asian="bold" style:font-size-complex="18pt" style:font-weight-complex="bold"/>
    </style:style>
    <style:style style:name="T1" style:family="text">
      <style:text-properties officeooo:rsid="001ebbe8"/>
    </style:style>
    <style:style style:name="T2" style:family="text">
      <style:text-properties fo:font-size="16pt" fo:font-weight="normal" style:font-size-asian="16pt" style:font-weight-asian="normal" style:font-size-complex="16pt" style:font-weight-complex="normal"/>
    </style:style>
    <style:style style:name="T3" style:family="text">
      <style:text-properties fo:font-size="16pt" fo:font-weight="normal" officeooo:rsid="001ebbe8" style:font-size-asian="16pt" style:font-weight-asian="normal" style:font-size-complex="16pt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2048f4"/>
    </style:style>
    <style:style style:name="T6" style:family="text">
      <style:text-properties fo:font-size="22pt" fo:font-weight="bold" style:font-size-asian="22pt" style:font-weight-asian="bold" style:font-size-complex="22pt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What is Docker ?</text:h>
      <text:p text:style-name="P1">Docker is a computer program that performs operating-system-level virtualization, also known as "containerization". It was first released in 2013 and is developed by Docker, Inc. Docker is used to run software packages called "containers".</text:p>
      <text:p text:style-name="P1"/>
      <text:h text:style-name="Heading_20_1" text:outline-level="1">Installation Of Docker</text:h>
      <text:p text:style-name="P5"><text:s text:c="3"/>Follwing commands are used to install the docker</text:p>
      <text:p text:style-name="P2"><text:s text:c="8"/>Yum install docker</text:p>
      <text:p text:style-name="P2"><text:s text:c="12"/>or</text:p>
      <text:p text:style-name="P2"><text:s text:c="8"/>dnf install docker</text:p>
      <text:h text:style-name="Heading_20_1" text:outline-level="1"><text:s text:c="2"/>To check docker version</text:h>
      <text:p text:style-name="P4"><text:s text:c="8"/>This command is used to check the current version of the docker </text:p>
      <text:p text:style-name="P3"><text:s text:c="12"/><text:span text:style-name="T4">docker –version</text:span></text:p>
      <text:h text:style-name="Heading_20_1" text:outline-level="1"><text:s text:c="3"/>To check docker status</text:h>
      <text:p text:style-name="Text_20_body"><text:s text:c="3"/><text:span text:style-name="T2"><text:s text:c="2"/></text:span><text:span text:style-name="T3">This command is used to check the status of docker <text:s/>is running or not</text:span></text:p>
      <text:p text:style-name="P3"><text:s text:c="11"/><text:span text:style-name="T4">systemctl status docker</text:span></text:p>
      <text:h text:style-name="Heading_20_1" text:outline-level="1"><text:s text:c="4"/>To check available images of docker</text:h>
      <text:p text:style-name="Text_20_body"><text:s text:c="2"/><text:span text:style-name="T5">This command is used to check the available images </text:span></text:p>
      <text:p text:style-name="P3"><text:s text:c="11"/>docker ps</text:p>
      <text:p text:style-name="P3"><text:s text:c="11"/>docker ps <text:s/>-a </text:p>
      <text:p text:style-name="P3"><text:s text:c="4"/><text:span text:style-name="T6">To search images</text:span></text:p>
      <text:p text:style-name="P3"><text:s text:c="11"/>docker search image name</text:p>
      <text:p text:style-name="P3"><text:s text:c="6"/>ex. docker search http<text:span text:style-name="T1">d</text:span></text:p>
      <text:p text:style-name="P8"><text:soft-page-break/><text:span text:style-name="T1">To pull new image</text:span></text:p>
      <text:p text:style-name="P4">docker pull image name</text:p>
      <text:p text:style-name="P4">ex. docker pull ubuntu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1T23:47:39.762403784</meta:creation-date>
    <dc:date>2018-10-27T13:43:52.680794748</dc:date>
    <meta:editing-duration>PT9M12S</meta:editing-duration>
    <meta:editing-cycles>2</meta:editing-cycles>
    <meta:generator>LibreOffice/5.3.7.2.0$Linux_X86_64 LibreOffice_project/30$Build-2</meta:generator>
    <meta:document-statistic meta:table-count="0" meta:image-count="0" meta:object-count="0" meta:page-count="2" meta:paragraph-count="23" meta:word-count="138" meta:character-count="933" meta:non-whitespace-character-count="692"/>
  </office:meta>
</office:document-meta>
</file>